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ityConfig.getApp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Config.SecurityConfig( String name , SecurityManagerConfig smc , AccessManagerConfig amc , LoginModuleConfig lm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curityConfig.getAccessManag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Config.getLoginModule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Config.getSecurityManag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